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ntentLayoutManager.setStartXOffset( int startX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addTablePartAreas( List positions , RowPainter painter , TablePart body , boolean isFirstPos , boolean isLastPos , boolean lastInBody , boolean lastOn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leContentLayoutManager.getXOffsetOfGridUnit( int co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TableContentLayoutManager( TableLayoutManager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ContentLayoutManager.addAreas( PositionIterator parentIter , LayoutContext layout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TableContentLayoutManager.isSeparateBord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Foote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KnuthElementsForRowIterator( TableRowIterator iter , LayoutContext context , int alignment , int body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TableContentLayoutManager.getHeade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HeaderN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Table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addBodyAreas( Iterator iterator , RowPainter painter , boolean lastOnP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ableContentLayoutManager.getXOffsetOfGridUnit( PrimaryGridUnit g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NextKnuthElements( LayoutContext context , int alignm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TableContentLayoutManager.getBaseLength( int lengthBase , FObj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addHeaderFooterAreas( List elements , TablePart part , RowPainter painter , boolean lastOn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ContentLayoutManager.getUsed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LayoutManager.getFooterN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